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924" officeooo:paragraph-rsid="00008924"/>
    </style:style>
    <style:style style:name="P2" style:family="paragraph" style:parent-style-name="Standard">
      <style:text-properties officeooo:rsid="00008924" officeooo:paragraph-rsid="00008d63"/>
    </style:style>
    <style:style style:name="P3" style:family="paragraph" style:parent-style-name="Standard">
      <style:text-properties officeooo:rsid="00008924" officeooo:paragraph-rsid="00008924"/>
    </style:style>
    <style:style style:name="P4" style:family="paragraph" style:parent-style-name="Standard">
      <style:text-properties officeooo:rsid="00008924" officeooo:paragraph-rsid="00008d63"/>
    </style:style>
    <style:style style:name="P5" style:family="paragraph" style:parent-style-name="Standard">
      <style:text-properties officeooo:rsid="00033c27" officeooo:paragraph-rsid="00033c27"/>
    </style:style>
    <style:style style:name="P6" style:family="paragraph" style:parent-style-name="Standard">
      <style:text-properties officeooo:rsid="00050a4d" officeooo:paragraph-rsid="00050a4d"/>
    </style:style>
    <style:style style:name="T1" style:family="text">
      <style:text-properties officeooo:rsid="00008d63"/>
    </style:style>
    <style:style style:name="T2" style:family="text">
      <style:text-properties officeooo:rsid="00050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GAN</text:p>
      <text:p text:style-name="P1"/>
      <text:p text:style-name="P1">super resolution generative advertaisal network</text:p>
      <text:p text:style-name="P1"/>
      <text:p text:style-name="P1">1)The goal of SRGAN is to improve the resolution of image</text:p>
      <text:p text:style-name="P1"/>
      <text:p text:style-name="P1">2)This is done with the help of two networks called i)Generator Network</text:p>
      <text:p text:style-name="P1"><text:s text:c="83"/>ii)Discriminator Network</text:p>
      <text:p text:style-name="P1"/>
      <text:p text:style-name="P5">what does generator network do?</text:p>
      <text:p text:style-name="P5">3)The generator network <text:span text:style-name="T2">converts low resolution image to high resolution by upsampling.</text:span></text:p>
      <text:p text:style-name="P5"/>
      <text:p text:style-name="P6">What does discriminator do?</text:p>
      <text:p text:style-name="P6">4) The discriminator network tries to predict images generated by generator network as original or fake.</text:p>
      <text:p text:style-name="P6"/>
      <text:p text:style-name="P6">Training:</text:p>
      <text:p text:style-name="P2"><text:span text:style-name="T2">5</text:span>)<text:span text:style-name="T1">During Training a high resolution image is down sampled to low resolution and given as input to the network.</text:span></text:p>
      <text:p text:style-name="P2"/>
      <text:p text:style-name="P2"><text:s/><text:span text:style-name="T2">6)The Generator Network tries to upsample <text:s/>the input images to high resolution.</text:span></text:p>
      <text:p text:style-name="P2"/>
      <text:p text:style-name="P2"><text:s text:c="2"/><text:span text:style-name="T2">7)The Discriminator Network tries to prove the images generated by Genarator Network as fake.During this process loss is calculated.</text:span></text:p>
      <text:p text:style-name="P2"/>
      <text:p text:style-name="P2"><text:s text:c="3"/><text:span text:style-name="T2">8) The loss calculated is used in back propagation and tries to improve the quality of images generated by generator network.</text:span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0:46:51.883221050</meta:creation-date>
    <dc:date>2020-05-11T08:34:48.684341062</dc:date>
    <meta:editing-duration>PT2H43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0" meta:character-count="999" meta:non-whitespace-character-count="781"/>
  </office:meta>
</office:document-meta>
</file>